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automatic-styles>
    <style:style style:name="P1" style:family="paragraph" style:parent-style-name="Text_20_body" style:list-style-name="L1">
      <style:text-properties officeooo:rsid="001ceb6b" officeooo:paragraph-rsid="001ceb6b"/>
    </style:style>
    <style:style style:name="P2" style:family="paragraph" style:parent-style-name="Text_20_body">
      <style:text-properties officeooo:paragraph-rsid="001ceb6b"/>
    </style:style>
    <style:style style:name="T1" style:family="text">
      <style:text-properties officeooo:rsid="001acea0"/>
    </style:style>
    <style:style style:name="T2" style:family="text">
      <style:text-properties officeooo:rsid="001ceb6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bot Arm’s Serial Port Commands</text:p>
      <text:h text:style-name="Heading_20_1" text:outline-level="1">Introduction</text:h>
      <text:p text:style-name="Text_20_body">The robot arm can communicate with the host computer through the standard host computer connector <text:span text:style-name="T1">USB port. Communication uses serial port, which must be set at 115200bps, 8N1. The serial command sent by the host computer has a fixed length of 48 bytes, and the connector has a buffer of 9600 bytes. If the computer sends instructions too fast, buffer will be full and no new instructions will be received. Instructions are executed on a FIFO basis. There are replies for each received instructions, but periodically send 11 bytes of status information to host.</text:span></text:p>
      <text:p text:style-name="Text_20_body">There <text:span text:style-name="T2">are two categories of instructions:</text:span></text:p>
      <text:list xml:id="list3617346741" text:style-name="L1">
        <text:list-item>
          <text:p text:style-name="P1">Movement instructions: starting with 0xEE and ended by 0xEF</text:p>
        </text:list-item>
        <text:list-item>
          <text:p text:style-name="P1">Control instructions: starting with 0xFC and ended by 0xFD</text:p>
        </text:list-item>
      </text:list>
      <text:h text:style-name="Heading_20_1" text:outline-level="1">List of Instructions</text:h>
      <text:h text:style-name="Heading_20_2" text:outline-level="2">Linear Interpolation Positioning Commands (Corresponding to G1)</text:h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1" style:font-family-complex="Tahoma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4:54:42.010488265</meta:creation-date>
    <dc:date>2021-10-05T15:40:58.969215664</dc:date>
    <meta:editing-duration>PT24M2S</meta:editing-duration>
    <meta:editing-cycles>3</meta:editing-cycles>
    <meta:generator>LibreOffice/7.2.1.2$Linux_X86_64 LibreOffice_project/20$Build-2</meta:generator>
    <meta:document-statistic meta:table-count="0" meta:image-count="0" meta:object-count="0" meta:page-count="1" meta:paragraph-count="8" meta:word-count="136" meta:character-count="850" meta:non-whitespace-character-count="724"/>
  </office:meta>
</office:document-meta>
</file>